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1838" officeooo:paragraph-rsid="000d1838"/>
    </style:style>
    <style:style style:name="P2" style:family="paragraph" style:parent-style-name="Standard">
      <style:text-properties officeooo:rsid="000e4ead" officeooo:paragraph-rsid="000e4ead"/>
    </style:style>
    <style:style style:name="P3" style:family="paragraph" style:parent-style-name="Standard">
      <style:text-properties officeooo:rsid="000f503c" officeooo:paragraph-rsid="000f503c"/>
    </style:style>
    <style:style style:name="P4" style:family="paragraph" style:parent-style-name="Standard">
      <style:text-properties officeooo:paragraph-rsid="00123fc7"/>
    </style:style>
    <style:style style:name="P5" style:family="paragraph" style:parent-style-name="Standard">
      <style:text-properties officeooo:rsid="0013ab91" officeooo:paragraph-rsid="0013ab91"/>
    </style:style>
    <style:style style:name="P6" style:family="paragraph" style:parent-style-name="Standard">
      <style:text-properties fo:font-weight="normal" officeooo:rsid="000f503c" officeooo:paragraph-rsid="000f503c" style:font-weight-asian="normal" style:font-weight-complex="normal"/>
    </style:style>
    <style:style style:name="P7" style:family="paragraph" style:parent-style-name="Standard">
      <style:text-properties fo:font-weight="normal" officeooo:rsid="000fc71b" officeooo:paragraph-rsid="000fc71b" style:font-weight-asian="normal" style:font-weight-complex="normal"/>
    </style:style>
    <style:style style:name="P8" style:family="paragraph" style:parent-style-name="Standard">
      <style:text-properties fo:font-weight="normal" officeooo:rsid="00123fc7" officeooo:paragraph-rsid="00123fc7" style:font-weight-asian="normal" style:font-weight-complex="normal"/>
    </style:style>
    <style:style style:name="P9" style:family="paragraph" style:parent-style-name="Standard">
      <style:text-properties fo:font-style="normal" fo:font-weight="normal" officeooo:rsid="00123fc7" officeooo:paragraph-rsid="00123fc7" style:font-style-asian="normal" style:font-weight-asian="normal" style:font-style-complex="normal" style:font-weight-complex="normal"/>
    </style:style>
    <style:style style:name="P10" style:family="paragraph" style:parent-style-name="Standard">
      <style:text-properties fo:font-style="normal" fo:font-weight="normal" officeooo:rsid="0013ab91" officeooo:paragraph-rsid="0013ab91" style:font-style-asian="normal" style:font-weight-asian="normal" style:font-style-complex="normal" style:font-weight-complex="normal"/>
    </style:style>
    <style:style style:name="P11" style:family="paragraph" style:parent-style-name="Standard">
      <style:text-properties fo:font-style="normal" fo:font-weight="normal" officeooo:rsid="0015973b" officeooo:paragraph-rsid="0015973b" style:font-style-asian="normal" style:font-weight-asian="normal" style:font-style-complex="normal" style:font-weight-complex="normal"/>
    </style:style>
    <style:style style:name="P12" style:family="paragraph" style:parent-style-name="Standard">
      <style:text-properties fo:font-style="normal" fo:font-weight="normal" officeooo:rsid="00165166" officeooo:paragraph-rsid="00165166" style:font-style-asian="normal" style:font-weight-asian="normal" style:font-style-complex="normal" style:font-weight-complex="normal"/>
    </style:style>
    <style:style style:name="P13" style:family="paragraph" style:parent-style-name="Standard">
      <style:text-properties fo:font-style="normal" fo:font-weight="normal" officeooo:rsid="0017f5dc" officeooo:paragraph-rsid="0017f5dc" style:font-style-asian="normal" style:font-weight-asian="normal" style:font-style-complex="normal" style:font-weight-complex="normal"/>
    </style:style>
    <style:style style:name="T1" style:family="text">
      <style:text-properties officeooo:rsid="000e4ead"/>
    </style:style>
    <style:style style:name="T2" style:family="text">
      <style:text-properties officeooo:rsid="000f503c"/>
    </style:style>
    <style:style style:name="T3" style:family="text">
      <style:text-properties fo:font-weight="bold" style:font-weight-asian="bold" style:font-weight-complex="bold"/>
    </style:style>
    <style:style style:name="T4" style:family="text">
      <style:text-properties fo:font-weight="normal" officeooo:rsid="00123fc7" style:font-weight-asian="normal" style:font-weight-complex="normal"/>
    </style:style>
    <style:style style:name="T5" style:family="text">
      <style:text-properties fo:font-style="italic" fo:font-weight="bold" officeooo:rsid="00123fc7"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123fc7" style:font-style-asian="normal" style:font-weight-asian="normal" style:font-style-complex="normal" style:font-weight-complex="normal"/>
    </style:style>
    <style:style style:name="T9"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officeooo:rsid="0017f5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Programación de procesos</text:p>
      <text:p text:style-name="P1">1.1 Conceptos básicos</text:p>
      <text:p text:style-name="P1"/>
      <text:p text:style-name="P1"><text:tab/>Programa: es toda la información almacenada en disco de una aplicación que resuelve una necesidad concreta al usuario </text:p>
      <text:p text:style-name="P1"/>
      <text:p text:style-name="P1"><text:tab/>Proceso: cuando el programa se ejecuta, de manera simplificada seria un proceso. Simplificado seria que un proceso seria un programa en ejecución. <text:span text:style-name="T2">Dos procesos pueden coexistir. </text:span>Este concepto se incluye todo lo necesario para la ejecución e incluye 3 cosas:</text:p>
      <text:p text:style-name="P1"><text:tab/><text:tab/>-Un contador del programa que indique por donde se esta ejecutando.</text:p>
      <text:p text:style-name="P1"><text:tab/><text:tab/>-Una imagen de memoria: Es el espacio del proceso que se esta utilizando</text:p>
      <text:p text:style-name="P1"><text:tab/><text:tab/>-Estado del procesador: se define como el valor de los registros del procesador sobre los cuales se esta ejecutando.</text:p>
      <text:p text:style-name="P3"/>
      <text:p text:style-name="P1"/>
      <text:p text:style-name="P1"><text:tab/>Ejecutable: un fichero ejecutable (.exe) contiene la información necesaria para crear un proceso a partir de los datos almacenados en un programa. <text:span text:style-name="T1">Podríamos decir que un ejecutable es el fichero que permite poner al programa en ejecución como proceso.</text:span></text:p>
      <text:p text:style-name="P1"/>
      <text:p text:style-name="P1"><text:tab/><text:span text:style-name="T1">Sistema operativo: es el programa que hace de intermediario entre el user y las aplicaciones que utiliza y el hardware del ordenador. Objetivos principales del SO.</text:span></text:p>
      <text:p text:style-name="P2"><text:tab/><text:tab/>-Ejecutar los programas del usuario</text:p>
      <text:p text:style-name="P2"><text:tab/><text:tab/>-Hacer que el PC sea mas cómodo de usar.</text:p>
      <text:p text:style-name="P2"><text:tab/><text:tab/>-Es el que utiliza los recursos del computador de forma eficiente.</text:p>
      <text:p text:style-name="P2"/>
      <text:p text:style-name="P2"><text:tab/>Demonio: proceso no interactivo que esta ejecutándose continuamente en segundo plano. Suelen proporcionar un servicio básico para el resto de procesos. Esta controlado por el SO.</text:p>
      <text:p text:style-name="P2"/>
      <text:p text:style-name="P3">1.2 Programación concurrente</text:p>
      <text:p text:style-name="P3"/>
      <text:p text:style-name="P3">La computación concurrente es la que permite la posibilidad de tener en ejecución al mismo tiempo múltiples tareas interactivas. Se podría decir que permite hacer varias cosas al mismo tiempo.</text:p>
      <text:p text:style-name="P3"><text:tab/>Ejemplo: Escuchar música y ver la pantalla y ver la pantalla al mismo tiempo.</text:p>
      <text:p text:style-name="P3">De todo esto se encarga el SO ya que va cambiando el proceso de ejecución en un periodo muy corto de tiempo, haciéndole creer al usuario que se están ejecutando varios programas al mismo tiempo.</text:p>
      <text:p text:style-name="P3"/>
      <text:p text:style-name="P3">Varios núcleos dentro de un procesador es comúnmente conocido como multi-tarea, es lo que se conoce como que cada núcleo del procesador este ejecutando una instrucción diferente al mismo tiempo. En este caso no es el sistema operativo el que se encarga de planificar los procesos si no que es tarea del procesador. Cuando utilizamos los núcleos de forma coordinada se conoce por <text:span text:style-name="T3">programación paralela. </text:span></text:p>
      <text:p text:style-name="P6"/>
      <text:p text:style-name="P6">La programación paralela permite mejorar el rendimiento de un programa, ya que se ejecuta de manera paralela en diferentes núcleos ya que permite que se ejecuten varias instrucciones a la vez.</text:p>
      <text:p text:style-name="P6"/>
      <text:p text:style-name="P7">La programación paralela es similar a la distribuida pero tiene la diferencia en que la distribuida se produce cuando los ordenadores están distribuidos en red.</text:p>
      <text:p text:style-name="P7"/>
      <text:p text:style-name="P7"/>
      <text:p text:style-name="P7"/>
      <text:p text:style-name="P7"/>
      <text:p text:style-name="P8"><text:soft-page-break/>1.3 Funcionamiento básico del sistema operativo</text:p>
      <text:p text:style-name="P8"/>
      <text:p text:style-name="P4"><text:span text:style-name="T4">La parte central realiza la funcionalidad básica del sistema operativo se denomina </text:span><text:span text:style-name="T5">kernel</text:span><text:span text:style-name="T8">. Es una parte software peque</text:span><text:span text:style-name="T9">ñ</text:span><text:span text:style-name="T8">a del sistema operativo. Al resto del sistema se le llama programas del sistema. El kernel es el encargado de gestionar los recursos del ordenador, permitiendo su uso a través de llamadas al sistema.</text:span></text:p>
      <text:p text:style-name="P9"/>
      <text:p text:style-name="P9">El kernel funciona en base a interrupciones. </text:p>
      <text:p text:style-name="P10">Una interrupción es una suspensión temporal de la ejecución de un proceso. La rutina que trata la interrupción es independiente al sistema operativo.</text:p>
      <text:p text:style-name="P10"/>
      <text:p text:style-name="P5"><text:span text:style-name="T7">Las llamadas al sistema son <text:s/>la interfaz que proporciona el </text:span><text:span text:style-name="T6">kernel</text:span><text:span text:style-name="T7"> para que los programas de usuario puedan hacer uso de forma segura de determinadas partes del sistema.</text:span></text:p>
      <text:p text:style-name="P10"/>
      <text:p text:style-name="P10">El modo dual es una característica de hardware que permite al sistema operativo protegerse. El procesador tiene dos modos de funcionamiento indicados mediante un bit.</text:p>
      <text:p text:style-name="P10"/>
      <text:p text:style-name="P10"><text:tab/>-Modo user (1) Utilización de programas de usuario.</text:p>
      <text:p text:style-name="P5"><text:span text:style-name="T7"><text:tab/>-Modo </text:span><text:span text:style-name="T6">kernel</text:span><text:span text:style-name="T7"> (0) también llamado modo supervisor. Las instrucciones del procesador mas delicadas solo se pueden ejecutar si el procesador esta en modo kernel.</text:span></text:p>
      <text:p text:style-name="P10"/>
      <text:p text:style-name="P10">1.4 Procesos</text:p>
      <text:p text:style-name="P10"/>
      <text:p text:style-name="P10"><text:tab/>Los procesos para alargar su ciclo de vida pueden cambiar de estado, es decir que a medida que se ejecuta un proceso, dicho proceso pasara por varios estados.</text:p>
      <text:p text:style-name="P10"/>
      <text:p text:style-name="P10">1.4.1 Estado de un proceso</text:p>
      <text:p text:style-name="P10"/>
      <text:p text:style-name="P10"><text:tab/><text:tab/>-Nuevo: El proceso esta siendo creado a partir del fichero ejecutable.</text:p>
      <text:p text:style-name="P10"><text:tab/><text:tab/></text:p>
      <text:p text:style-name="P10"><text:tab/><text:tab/>-Listo: El proceso no esta en ejecución pero esta preparado para hacerlo.</text:p>
      <text:p text:style-name="P11"/>
      <text:p text:style-name="P11"><text:tab/><text:tab/>-En ejecución: el proceso se esta ejecutando. El sistema operativo utiliza el sistema de interrupciones para controlar su ejecución.</text:p>
      <text:p text:style-name="P10"/>
      <text:p text:style-name="P10"><text:tab/><text:tab/>-Bloqueado: El proceso esta bloqueado esperando a que ocurra algún suceso, cuando ocurre el evento se desbloquea y el proceso pasa directamente a ejecución.</text:p>
      <text:p text:style-name="P10"/>
      <text:p text:style-name="P10"><text:tab/><text:tab/>-Terminado: El proceso a finalizado su ejecución y libera su imagen de memoria. Para terminar el proceso el mismo debe llamar al sistema para indicarse lo o si no el sistema finaliza el proceso mediante una excepción.</text:p>
      <text:p text:style-name="P10"/>
      <text:p text:style-name="P11">1.4.2 Colas de procesos</text:p>
      <text:p text:style-name="P11"/>
      <text:p text:style-name="P11">En la multiprogramacion hay distintos tipos de colas de procesos.</text:p>
      <text:p text:style-name="P11"><text:tab/><text:tab/></text:p>
      <text:p text:style-name="P11"><text:tab/>-Una cola de procesos que contiene todos los procesos del sistema</text:p>
      <text:p text:style-name="P11"><text:tab/>-Una cola de procesos preparados que contiene todos los procesos listos esperando para ejecutarse.</text:p>
      <text:p text:style-name="P11"><text:tab/>-Varias colas de dispositivo que contienen <text:s/>los procesos que están a la espera de alguna operación.</text:p>
      <text:p text:style-name="P11"/>
      <text:p text:style-name="P12"><text:soft-page-break/>1.4.3 Planificación de procesos</text:p>
      <text:p text:style-name="P12"/>
      <text:p text:style-name="P12">Para gestionar las colas de procesos es necesario un planificador de procesos. Existen dos tipos de planificación:</text:p>
      <text:p text:style-name="P12"/>
      <text:p text:style-name="P12"><text:tab/>-A corto plazo: selecciona que proceso de la cola de procesos preparados pasara a ejecución. Se invoca muy frecuentemente por lo que la decisión debería de ser muy rápida.</text:p>
      <text:p text:style-name="P12"><text:tab/><text:tab/>-Planificación sin desalojo o cooperativa. Es la que solo cambia el proceso en ejecución si dicho proceso se bloquea o termina.</text:p>
      <text:p text:style-name="P12"><text:tab/><text:tab/>-Planificación apropiativa: Ademas de los casos de la planificación cooperativa, se cambia el proceso en ejecución si en cualquier momento en que un proceso se esta ejecutando, otro proceso de mayor importancia se puede ejecutar.</text:p>
      <text:p text:style-name="P12"><text:tab/><text:tab/>-Tiempo compartido: Cada cierto tiempo se desaloja el proceso que estaba en ejecución y se selecciona otro proceso para ejecutarse</text:p>
      <text:p text:style-name="P12"/>
      <text:p text:style-name="P12"><text:tab/>-A largo plazo: selecciona que procesos nuevos deben pasar a la cola de procesos preparados.</text:p>
      <text:p text:style-name="P12"/>
      <text:p text:style-name="P12">1.4.4 Cambio de contexto</text:p>
      <text:p text:style-name="P12"/>
      <text:p text:style-name="P12">Cuando el procesador pasa a ejecutar otro proceso, el SO debe guardar el contexto del proceso actual. Se conoce como contexto:</text:p>
      <text:p text:style-name="P12"><text:tab/></text:p>
      <text:p text:style-name="P12"><text:tab/>-Estado del procesos</text:p>
      <text:p text:style-name="P12"><text:tab/>-Estado del procesador: Valores de los diferentes registros del ordenador.</text:p>
      <text:p text:style-name="P12"><text:tab/>-Información de gestión de memoria: espacio de memoria reservada para el proceso.</text:p>
      <text:p text:style-name="P12"/>
      <text:p text:style-name="P12">1.5 Gestión de procesos</text:p>
      <text:p text:style-name="P12">1.5.1 Árbol de procesos</text:p>
      <text:p text:style-name="P12"/>
      <text:p text:style-name="P12">El SO es el que crea y gestiona los nuevos procesos siguiendo las directrices del usuario. Así cuando el usuario abre un programa <text:span text:style-name="T10">el SO crea y pone en ejecución el proceso correspondiente que lo ejecutara. Lo que queremos decir con esto es que cuando se crear el primer proceso que provoca que se vayan ejecutando el resto de procesos es lo que crea ese árbol de procesos ya que un proceso lleva a otro hasta que se termina o se bloquea el proceso.</text:span></text:p>
      <text:p text:style-name="P12"/>
      <text:p text:style-name="P13">Para identificar los procesos los SO suelen utilizar un identificador de procesos [PID] esto es básico para gestionar procesos ya que es la forma que tiene el sistema de referirse a los procesos que gestiona. (Ver pg 21 del pdf U.1 la foto)</text:p>
      <text:p text:style-name="P13"/>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9T08:17:21.861000000</meta:creation-date>
    <dc:date>2022-09-21T08:44:50.378000000</dc:date>
    <meta:editing-duration>PT38M20S</meta:editing-duration>
    <meta:editing-cycles>6</meta:editing-cycles>
    <meta:generator>LibreOffice/7.3.3.2$Windows_X86_64 LibreOffice_project/d1d0ea68f081ee2800a922cac8f79445e4603348</meta:generator>
    <meta:document-statistic meta:table-count="0" meta:image-count="0" meta:object-count="0" meta:page-count="3" meta:paragraph-count="60" meta:word-count="1118" meta:character-count="6956" meta:non-whitespace-character-count="5840"/>
  </office:meta>
</office:document-meta>
</file>